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.07.2018 10:40:52<text:tab/>Чтение идентификационных данных</text:p>
      <text:p text:style-name="P1">Внутренний номер: 937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0.07.2018 10:40:53<text:tab/>Чтение времени интегрирования</text:p>
      <text:p text:style-name="P1">254</text:p>
      <text:p text:style-name="P1"/>
      <text:p text:style-name="P1">20.07.2018 10:40:53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0.07.2018 10:40:56<text:tab/>Чтение коэффициентов</text:p>
      <text:p text:style-name="P1">Cчётчик 1: мёртвое время: 8.926e-005</text:p>
      <text:p text:style-name="P1">Cчётчик 1: коэффициент: 0.07474</text:p>
      <text:p text:style-name="P1">Cчётчик 1: собственный фон: 0.5242</text:p>
      <text:p text:style-name="P1"/>
      <text:p text:style-name="P1">20.07.2018 10:40:59<text:tab/>Чтение коэффициентов</text:p>
      <text:p text:style-name="P1">Cчётчик 1: мёртвое время: 3.355e-005</text:p>
      <text:p text:style-name="P1">Cчётчик 1: коэффициент: 5.356</text:p>
      <text:p text:style-name="P1">Cчётчик 1: собственный фон: 0</text:p>
      <text:p text:style-name="P1"/>
      <text:p text:style-name="P1">20.07.2018 10:41:02<text:tab/>Чтение коэффициентов</text:p>
      <text:p text:style-name="P1">Cчётчик 1: мёртвое время: 0.0001372</text:p>
      <text:p text:style-name="P1">Cчётчик 1: коэффициент: 1063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0.07.2018 10:43:29<text:tab/>Чтение идентификационных данных</text:p>
      <text:p text:style-name="P1">Внутренний номер: 933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0.07.2018 10:43:30<text:tab/>Чтение времени интегрирования</text:p>
      <text:p text:style-name="P1">254</text:p>
      <text:p text:style-name="P1"/>
      <text:p text:style-name="P1">20.07.2018 10:43:30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0.07.2018 10:43:32<text:tab/>Чтение коэффициентов</text:p>
      <text:p text:style-name="P1">Cчётчик 1: мёртвое время: 7.03e-005</text:p>
      <text:p text:style-name="P1">Cчётчик 1: коэффициент: 0.07479</text:p>
      <text:p text:style-name="P1">Cчётчик 1: собственный фон: 0.5389</text:p>
      <text:p text:style-name="P1"/>
      <text:p text:style-name="P1">20.07.2018 10:43:36<text:tab/>Чтение коэффициентов</text:p>
      <text:p text:style-name="P1">Cчётчик 1: мёртвое время: 3.288e-005</text:p>
      <text:p text:style-name="P1">Cчётчик 1: коэффициент: 6.356</text:p>
      <text:p text:style-name="P1">Cчётчик 1: собственный фон: 0</text:p>
      <text:p text:style-name="P1"/>
      <text:p text:style-name="P1">20.07.2018 10:43:40<text:tab/>Чтение коэффициентов</text:p>
      <text:p text:style-name="P1">Cчётчик 1: мёртвое время: 0.0001354</text:p>
      <text:p text:style-name="P1">Cчётчик 1: коэффициент: 1351</text:p>
      <text:p text:style-name="P1">Cчётчик 1: собственный фон: 0</text:p>
      <text:p text:style-name="P1"><text:soft-page-break/>20.07.2018 10:45:50<text:tab/>Чтение идентификационных данных</text:p>
      <text:p text:style-name="P1">Внутренний номер: 942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0.07.2018 10:45:50<text:tab/>Чтение времени интегрирования</text:p>
      <text:p text:style-name="P1">254</text:p>
      <text:p text:style-name="P1"/>
      <text:p text:style-name="P1">20.07.2018 10:45:51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0.07.2018 10:45:54<text:tab/>Чтение коэффициентов</text:p>
      <text:p text:style-name="P1">Cчётчик 1: мёртвое время: 7.04e-005</text:p>
      <text:p text:style-name="P1">Cчётчик 1: коэффициент: 0.06997</text:p>
      <text:p text:style-name="P1">Cчётчик 1: собственный фон: 1.488</text:p>
      <text:p text:style-name="P1"/>
      <text:p text:style-name="P1">20.07.2018 10:45:57<text:tab/>Чтение коэффициентов</text:p>
      <text:p text:style-name="P1">Cчётчик 1: мёртвое время: 2.777e-005</text:p>
      <text:p text:style-name="P1">Cчётчик 1: коэффициент: 5.068</text:p>
      <text:p text:style-name="P1">Cчётчик 1: собственный фон: 0</text:p>
      <text:p text:style-name="P1"/>
      <text:p text:style-name="P1">20.07.2018 10:46:01<text:tab/>Чтение коэффициентов</text:p>
      <text:p text:style-name="P1">Cчётчик 1: мёртвое время: 0.0001229</text:p>
      <text:p text:style-name="P1">Cчётчик 1: коэффициент: 857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0.07.2018 10:49:13<text:tab/>Чтение идентификационных данных</text:p>
      <text:p text:style-name="P1">Внутренний номер: 940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0.07.2018 10:49:13<text:tab/>Чтение времени интегрирования</text:p>
      <text:p text:style-name="P1">254</text:p>
      <text:p text:style-name="P1"/>
      <text:p text:style-name="P1">20.07.2018 10:49:14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0.07.2018 10:49:17<text:tab/>Чтение коэффициентов</text:p>
      <text:p text:style-name="P1">Cчётчик 1: мёртвое время: 6.449e-005</text:p>
      <text:p text:style-name="P1">Cчётчик 1: коэффициент: 0.07216</text:p>
      <text:p text:style-name="P1">Cчётчик 1: собственный фон: 0.7373</text:p>
      <text:p text:style-name="P1"/>
      <text:p text:style-name="P1">20.07.2018 10:49:20<text:tab/>Чтение коэффициентов</text:p>
      <text:p text:style-name="P1">Cчётчик 1: мёртвое время: 3.049e-005</text:p>
      <text:p text:style-name="P1">Cчётчик 1: коэффициент: 7.324</text:p>
      <text:p text:style-name="P1">Cчётчик 1: собственный фон: 0</text:p>
      <text:p text:style-name="P1"/>
      <text:p text:style-name="P1">20.07.2018 10:49:23<text:tab/>Чтение коэффициентов</text:p>
      <text:p text:style-name="P1">Cчётчик 1: мёртвое время: 0.0001327</text:p>
      <text:p text:style-name="P1">Cчётчик 1: коэффициент: 1457</text:p>
      <text:p text:style-name="P1">Cчётчик 1: собственный фон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38M28S</meta:editing-duration>
    <meta:editing-cycles>62</meta:editing-cycles>
    <meta:generator>OpenOffice/4.1.4$Win32 OpenOffice.org_project/414m5$Build-9788</meta:generator>
    <dc:date>2018-07-20T10:50:11.48</dc:date>
    <meta:print-date>2018-07-10T15:42:58.13</meta:print-date>
    <meta:printed-by>Vadim Serikov</meta:printed-by>
    <dc:creator>Vadim Serikov</dc:creator>
    <meta:document-statistic meta:table-count="0" meta:image-count="0" meta:object-count="0" meta:page-count="2" meta:paragraph-count="88" meta:word-count="364" meta:character-count="2672"/>
    <meta:user-defined meta:name="Info 1"/>
    <meta:user-defined meta:name="Info 2"/>
    <meta:user-defined meta:name="Info 3"/>
    <meta:user-defined meta:name="Info 4"/>
  </office:meta>
</office:document-meta>
</file>